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6" style:family="paragraph" style:parent-style-name="Standard">
      <style:text-properties style:font-name="メイリオ2" style:font-name-asian="メイリオ2" style:language-asian="ja" style:country-asian="JP"/>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Standard" style:list-style-name="L1">
      <style:text-properties style:language-asian="ja" style:country-asian="JP"/>
    </style:style>
    <style:style style:name="P10" style:family="paragraph" style:parent-style-name="Standard" style:list-style-name="L2">
      <style:text-properties style:language-asian="ja" style:country-asian="JP"/>
    </style:style>
    <style:style style:name="P11" style:family="paragraph" style:parent-style-name="Standard" style:list-style-name="L3">
      <style:text-properties style:language-asian="ja" style:country-asian="JP"/>
    </style:style>
    <style:style style:name="P12" style:family="paragraph" style:parent-style-name="Standard" style:list-style-name="L4">
      <style:text-properties style:language-asian="ja" style:country-asian="JP"/>
    </style:style>
    <style:style style:name="P13" style:family="paragraph" style:parent-style-name="Standard" style:list-style-name="L5">
      <style:text-properties style:language-asian="ja" style:country-asian="JP"/>
    </style:style>
    <style:style style:name="P14" style:family="paragraph" style:parent-style-name="Standard" style:list-style-name="L6">
      <style:text-properties style:language-asian="ja" style:country-asian="JP"/>
    </style:style>
    <style:style style:name="P15" style:family="paragraph" style:parent-style-name="Standard" style:list-style-name="L7">
      <style:text-properties style:language-asian="ja" style:country-asian="JP"/>
    </style:style>
    <style:style style:name="P16" style:family="paragraph" style:parent-style-name="Standard" style:list-style-name="L8">
      <style:text-properties style:language-asian="ja" style:country-asian="JP"/>
    </style:style>
    <style:style style:name="P17" style:family="paragraph" style:parent-style-name="Standard" style:list-style-name="L9">
      <style:text-properties style:language-asian="ja" style:country-asian="JP"/>
    </style:style>
    <style:style style:name="P18" style:family="paragraph" style:parent-style-name="Standard" style:list-style-name="L10">
      <style:text-properties style:language-asian="ja" style:country-asian="JP"/>
    </style:style>
    <style:style style:name="P19" style:family="paragraph" style:parent-style-name="Standard" style:list-style-name="L11">
      <style:text-properties style:language-asian="ja" style:country-asian="JP"/>
    </style:style>
    <style:style style:name="P20" style:family="paragraph" style:parent-style-name="Standard" style:list-style-name="L12">
      <style:text-properties style:language-asian="ja" style:country-asian="JP"/>
    </style:style>
    <style:style style:name="P21" style:family="paragraph" style:parent-style-name="Standard" style:list-style-name="L13">
      <style:text-properties style:language-asian="ja" style:country-asian="JP"/>
    </style:style>
    <style:style style:name="P22" style:family="paragraph" style:parent-style-name="Standard" style:list-style-name="L14">
      <style:text-properties style:language-asian="ja" style:country-asian="JP"/>
    </style:style>
    <style:style style:name="P23" style:family="paragraph" style:parent-style-name="Standard" style:list-style-name="L16">
      <style:text-properties style:language-asian="ja" style:country-asian="JP"/>
    </style:style>
    <style:style style:name="P24" style:family="paragraph" style:parent-style-name="Standard" style:list-style-name="L22">
      <style:text-properties style:language-asian="ja" style:country-asian="JP"/>
    </style:style>
    <style:style style:name="P25" style:family="paragraph" style:parent-style-name="Standard" style:list-style-name="L23">
      <style:text-properties style:language-asian="ja" style:country-asian="JP"/>
    </style:style>
    <style:style style:name="P26" style:family="paragraph" style:parent-style-name="Standard" style:list-style-name="L24">
      <style:text-properties style:language-asian="ja" style:country-asian="JP"/>
    </style:style>
    <style:style style:name="P27" style:family="paragraph" style:parent-style-name="Standard" style:list-style-name="L25">
      <style:text-properties style:language-asian="ja" style:country-asian="JP"/>
    </style:style>
    <style:style style:name="P28" style:family="paragraph" style:parent-style-name="Standard" style:list-style-name="L26">
      <style:text-properties style:language-asian="ja" style:country-asian="JP"/>
    </style:style>
    <style:style style:name="P29" style:family="paragraph" style:parent-style-name="Standard" style:list-style-name="L27">
      <style:text-properties style:language-asian="ja" style:country-asian="JP"/>
    </style:style>
    <style:style style:name="P30" style:family="paragraph" style:parent-style-name="Standard" style:list-style-name="L28">
      <style:text-properties style:language-asian="ja" style:country-asian="JP"/>
    </style:style>
    <style:style style:name="P31" style:family="paragraph" style:parent-style-name="Standard" style:list-style-name="L15"/>
    <style:style style:name="P32" style:family="paragraph" style:parent-style-name="Standard" style:list-style-name="L17"/>
    <style:style style:name="P33" style:family="paragraph" style:parent-style-name="Standard" style:list-style-name="L17">
      <style:text-properties style:font-name-asian="メイリオ2" style:language-asian="ja" style:country-asian="JP" style:font-style-asian="normal"/>
    </style:style>
    <style:style style:name="P34" style:family="paragraph" style:parent-style-name="Standard" style:list-style-name="L18"/>
    <style:style style:name="P35" style:family="paragraph" style:parent-style-name="Standard" style:list-style-name="L19">
      <style:text-properties style:font-name="メイリオ2" style:font-name-asian="メイリオ2"/>
    </style:style>
    <style:style style:name="P36" style:family="paragraph" style:parent-style-name="Standard" style:list-style-name="L20">
      <style:text-properties style:font-name="メイリオ2" style:font-name-asian="メイリオ2"/>
    </style:style>
    <style:style style:name="P37" style:family="paragraph" style:parent-style-name="Standard" style:list-style-name="L20">
      <style:text-properties style:font-name="メイリオ2" style:font-name-asian="メイリオ2" style:language-asian="ja" style:country-asian="JP" style:font-style-asian="normal"/>
    </style:style>
    <style:style style:name="P38" style:family="paragraph" style:parent-style-name="Standard" style:list-style-name="L21">
      <style:text-properties style:font-name="メイリオ2" style:font-name-asian="メイリオ2" style:language-asian="ja" style:country-asian="JP" style:font-style-asian="normal"/>
    </style:style>
    <style:style style:name="P39" style:family="paragraph" style:parent-style-name="Standard" style:list-style-name="L21">
      <style:text-properties style:font-name="メイリオ2" style:font-name-asian="メイリオ2"/>
    </style:style>
    <style:style style:name="P40" style:family="paragraph" style:parent-style-name="Standard" style:list-style-name="L5">
      <style:paragraph-properties fo:margin-left="2.501cm" fo:margin-right="0cm" fo:text-indent="-0.635cm" style:auto-text-indent="false"/>
      <style:text-properties style:language-asian="ja" style:country-asian="JP"/>
    </style:style>
    <style:style style:name="P41" style:family="paragraph" style:parent-style-name="Standard" style:list-style-name="L6">
      <style:paragraph-properties fo:margin-left="2.501cm" fo:margin-right="0cm" fo:text-indent="-0.635cm" style:auto-text-indent="false"/>
      <style:text-properties style:language-asian="ja" style:country-asian="JP"/>
    </style:style>
    <style:style style:name="P42" style:family="paragraph" style:parent-style-name="Standard" style:list-style-name="L5">
      <style:paragraph-properties fo:margin-left="3.752cm" fo:margin-right="0cm" fo:text-indent="-0.635cm" style:auto-text-indent="false"/>
      <style:text-properties style:language-asian="ja" style:country-asian="JP"/>
    </style:style>
    <style:style style:name="P43" style:family="paragraph" style:parent-style-name="Standard" style:list-style-name="L6">
      <style:paragraph-properties fo:margin-left="3.752cm" fo:margin-right="0cm" fo:text-indent="-0.635cm" style:auto-text-indent="false"/>
      <style:text-properties style:language-asian="ja" style:country-asian="JP"/>
    </style:style>
    <style:style style:name="P44" style:family="paragraph" style:parent-style-name="Heading_20_1">
      <style:text-properties style:language-asian="ja" style:country-asian="JP"/>
    </style:style>
    <style:style style:name="P45" style:family="paragraph" style:parent-style-name="Heading_20_1">
      <style:paragraph-properties fo:break-before="page"/>
    </style:style>
    <style:style style:name="P4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7" style:family="paragraph" style:parent-style-name="Heading_20_3">
      <style:text-properties style:font-name-asian="verdana" style:font-style-asian="normal"/>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font-style-asian="normal"/>
    </style:style>
    <style:style style:name="T11" style:family="text">
      <style:text-properties style:font-style-asian="normal"/>
    </style:style>
    <style:style style:name="T12" style:family="text">
      <style:text-properties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12-31</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8">Pickles Framework の概要<text:tab/>5</text:p>
          <text:p text:style-name="P49">「サイトマップ」「コンテンツ」「テーマ」<text:tab/>5</text:p>
          <text:p text:style-name="P49">主な制作の手順<text:tab/>6</text:p>
          <text:p text:style-name="P48">セットアップ手順<text:tab/>7</text:p>
          <text:p text:style-name="P49">パーミッション設定<text:tab/>7</text:p>
          <text:p text:style-name="P49">バージョン番号の見方<text:tab/>7</text:p>
          <text:p text:style-name="P48">ディレクトリ構成<text:tab/>9</text:p>
          <text:p text:style-name="P49">インストールディレクトリ<text:tab/>9</text:p>
          <text:p text:style-name="P48">サイトマップの管理<text:tab/>11</text:p>
          <text:p text:style-name="P49">サイトマップの形式<text:tab/>11</text:p>
          <text:p text:style-name="P49">サイトマップCSVの設置場所<text:tab/>12</text:p>
          <text:p text:style-name="P49">サイトマップCSVの定義<text:tab/>12</text:p>
          <text:p text:style-name="P49">ダイナミックパス機能<text:tab/>13</text:p>
          <text:p text:style-name="P49">エイリアス機能<text:tab/>14</text:p>
          <text:p text:style-name="P48">コンテンツの制作ルール<text:tab/>15</text:p>
          <text:p text:style-name="P49">コンテンツ制作マニュアル<text:tab/>15</text:p>
          <text:p text:style-name="P49">コンテンツモジュール一覧<text:tab/>15</text:p>
          <text:p text:style-name="P48">テーマ<text:tab/>17</text:p>
          <text:p text:style-name="P49">複数のテーマの管理と切り替え<text:tab/>17</text:p>
          <text:p text:style-name="P49">レイアウト<text:tab/>17</text:p>
          <text:p text:style-name="P49">テーマの格納ディレクトリ<text:tab/>18</text:p>
          <text:p text:style-name="P49">テンプレートの記述<text:tab/>18</text:p>
          <text:p text:style-name="P50">コンテンツを出力する<text:tab/>18</text:p>
          <text:p text:style-name="P50">コンテンツが定義したCSSやJavaScriptを出力する<text:tab/>19</text:p>
          <text:p text:style-name="P50"><text:soft-page-break/>ページの情報を出力する<text:tab/>20</text:p>
          <text:p text:style-name="P50">その他の機能から出力する<text:tab/>20</text:p>
          <text:p text:style-name="P49">コンテンツソースのDOM置換加工<text:tab/>21</text:p>
          <text:p text:style-name="P48">パブリッシュ<text:tab/>22</text:p>
          <text:p text:style-name="P49">パブリッシュ実行手順<text:tab/>22</text:p>
          <text:p text:style-name="P49">設定<text:tab/>22</text:p>
          <text:p text:style-name="P49">仕様<text:tab/>23</text:p>
          <text:p text:style-name="P50">パブリッシュ対象ファイルの一覧をどう生成するか<text:tab/>23</text:p>
          <text:p text:style-name="P50">静的書き出しファイルと動的書き出しファイル<text:tab/>23</text:p>
          <text:p text:style-name="P50">X-PXFW-RELATEDLINK<text:tab/>23</text:p>
          <text:p text:style-name="P48">メインコンフィグ<text:tab/>25</text:p>
          <text:p text:style-name="P49">書式<text:tab/>25</text:p>
          <text:p text:style-name="P49">設定項目<text:tab/>25</text:p>
          <text:p text:style-name="P50">project<text:tab/>25</text:p>
          <text:p text:style-name="P50">paths<text:tab/>26</text:p>
          <text:p text:style-name="P50">dbms<text:tab/>26</text:p>
          <text:p text:style-name="P50">publish<text:tab/>27</text:p>
          <text:p text:style-name="P50">system<text:tab/>27</text:p>
          <text:p text:style-name="P48">データベース(RDBMS)の利用<text:tab/>28</text:p>
          <text:p text:style-name="P48">ユーザーの管理<text:tab/>29</text:p>
          <text:p text:style-name="P49">ユーザー情報格納テーブルの構造<text:tab/>29</text:p>
          <text:p text:style-name="P50">ユーザーテーブル： {$dbms.prefix}_user<text:tab/>29</text:p>
          <text:p text:style-name="P49">セットアップ手順<text:tab/>30</text:p>
          <text:p text:style-name="P48">PXコマンド<text:tab/>31</text:p>
          <text:p text:style-name="P49">実行方法<text:tab/>31</text:p>
          <text:p text:style-name="P49">PXコマンド一覧<text:tab/>31</text:p>
          <text:p text:style-name="P48">コーディング規約<text:tab/>33</text:p>
          <text:p text:style-name="P49"><text:soft-page-break/>内部エンコード<text:tab/>33</text:p>
          <text:p text:style-name="P49">改行コード<text:tab/>33</text:p>
          <text:p text:style-name="P49">インデント<text:tab/>33</text:p>
          <text:p text:style-name="P49">演算子<text:tab/>33</text:p>
          <text:p text:style-name="P49">命名規則<text:tab/>33</text:p>
          <text:p text:style-name="P50">PHPのクラス名<text:tab/>33</text:p>
          <text:p text:style-name="P50">PHPのメソッド名<text:tab/>34</text:p>
          <text:p text:style-name="P50">JavaScriptのオブジェクト名<text:tab/>34</text:p>
          <text:p text:style-name="P50">CSSクラス名<text:tab/>34</text:p>
          <text:p text:style-name="P50">パラメータ、クッキー、セッション、HTTP拡張ヘッダー<text:tab/>35</text:p>
          <text:p text:style-name="P50">名称の省略について<text:tab/>35</text:p>
          <text:p text:style-name="P50">その他<text:tab/>36</text:p>
          <text:p text:style-name="P49">予約語<text:tab/>36</text:p>
          <text:p text:style-name="P50">URIパラメータ<text:tab/>36</text:p>
          <text:p text:style-name="P50">クッキー<text:tab/>36</text:p>
          <text:p text:style-name="P50">セッション<text:tab/>36</text:p>
          <text:p text:style-name="P50">HTTPレスポンスヘッダー<text:tab/>37</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し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42204925" text:style-name="L1">
        <text:list-item>
          <text:p text:style-name="P9"><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9"><text:span text:style-name="T3">コンテンツ</text:span><text:line-break/>ページ要素のうち、内容部分だけを取り出した概念。</text:p>
        </text:list-item>
        <text:list-item>
          <text:p text:style-name="P9"><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42202189" text:style-name="L2">
        <text:list-item>
          <text:p text:style-name="P10">サイトマップを定義</text:p>
        </text:list-item>
        <text:list-item>
          <text:p text:style-name="P10">コンテンツを編集</text:p>
        </text:list-item>
        <text:list-item>
          <text:p text:style-name="P10">テーマを編集</text:p>
        </text:list-item>
        <text:list-item>
          <text:p text:style-name="P10">パブリッシュ</text:p>
        </text:list-item>
      </text:list>
      <text:p text:style-name="P2"/>
      <text:p text:style-name="P2">最後のパブリッシュの手順により、サイト全体のHTMLが静的な形式に出力されます。これにより、PHPやフレームワークを介さず、一般的なウェブサーバーがあれば公開できる状態となります。</text:p>
      <text:p text:style-name="P2"/>
      <text:p text:style-name="P2"/>
      <text:p text:style-name="P8"/>
      <text:h text:style-name="Heading_20_1" text:outline-level="1">セットアップ手順</text:h>
      <text:p text:style-name="P2"/>
      <text:list xml:id="list42199639" text:style-name="L3">
        <text:list-item>
          <text:p text:style-name="P11">リポジトリのタグページ( https://github.com/tomk79/PxFW-1.x/tags )より、ソース一式をダウンロードする。</text:p>
        </text:list-item>
        <text:list-item>
          <text:p text:style-name="P11">解凍する。</text:p>
        </text:list-item>
        <text:list-item>
          <text:p text:style-name="P11">htdocsに格納されたファイル一式を、お使いのウェブサーバーのドキュメントルート配下の任意のディレクトリに設置します。</text:p>
        </text:list-item>
        <text:list-item>
          <text:p text:style-name="P11">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42200643" text:style-name="L4">
        <text:list-item>
          <text:p text:style-name="P12">./_PX/_sys</text:p>
        </text:list-item>
        <text:list-item>
          <text:p text:style-name="P12">./_caches</text:p>
        </text:list-item>
      </text:list>
      <text:p text:style-name="P2"/>
      <text:h text:style-name="Heading_20_2" text:outline-level="2">バージョン番号の見方</text:h>
      <text:list xml:id="list42219683" text:style-name="L5">
        <text:list-item>
          <text:p text:style-name="P13">基本</text:p>
        </text:list-item>
        <text:list-item>
          <text:p text:style-name="P40">メジャーバージョン番号.マイナーバージョン番号.リリース番号</text:p>
        </text:list-item>
        <text:list-item>
          <text:p text:style-name="P42">例：1.0.0</text:p>
        </text:list-item>
        <text:list-item>
          <text:p text:style-name="P42">例：1.8.9</text:p>
        </text:list-item>
        <text:list-item>
          <text:p text:style-name="P42">例：12.19.129</text:p>
        </text:list-item>
        <text:list-item>
          <text:p text:style-name="P40"><text:soft-page-break/>大規模な仕様の変更や追加を伴う場合にはメジャーバージョンを上げる。</text:p>
        </text:list-item>
        <text:list-item>
          <text:p text:style-name="P40">小規模な仕様の変更や追加の場合は、マイナーバージョンを上げる。</text:p>
        </text:list-item>
        <text:list-item>
          <text:p text:style-name="P40">バグ修正、ドキュメント、コメント修正等の小さな変更は、リリース番号を上げる。</text:p>
        </text:list-item>
        <text:list-item>
          <text:p text:style-name="P13">開発中プレビュー版</text:p>
        </text:list-item>
        <text:list-item>
          <text:p text:style-name="P40">基本バージョンの後ろに、a(=α版)またはb(=β版)を付加し、その連番を記載します。</text:p>
        </text:list-item>
        <text:list-item>
          <text:p text:style-name="P42">例：1.0.0a1 ←最初のα版</text:p>
        </text:list-item>
        <text:list-item>
          <text:p text:style-name="P42">例：1.0.0b12 ←12回目のβ版</text:p>
        </text:list-item>
        <text:list-item>
          <text:p text:style-name="P40">開発中およびリリースバージョンの順序は次の通り</text:p>
        </text:list-item>
        <text:list-item>
          <text:p text:style-name="P42">1.0.0a1 -&gt; 1.0.0a2 -&gt; 1.0.0b1 -&gt;1.0.0b2 -&gt; 1.0.0 -&gt;1.0.1a1 ...</text:p>
        </text:list-item>
        <text:list-item>
          <text:p text:style-name="P13">ナイトリービルド</text:p>
        </text:list-item>
        <text:list-item>
          <text:p text:style-name="P40">ビルドの手順はないので正確には "ビルド" ではないが、バージョン番号が振られていない、開発途中のリビジョンをナイトリービルドと呼ぶ。</text:p>
        </text:list-item>
        <text:list-item>
          <text:p text:style-name="P40">ナイトリービルドの場合、バージョン情報は、ひとつ前のバージョン文字列の末尾に、'-nb' を付加する。</text:p>
        </text:list-item>
        <text:list-item>
          <text:p text:style-name="P4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42204809" text:style-name="L6">
        <text:list-item>
          <text:p text:style-name="P14">@_PX (Pickles Frameworkディレクトリ)</text:p>
        </text:list-item>
        <text:list-item>
          <text:p text:style-name="P41">@_FW (フレームワーク関連ライブラリ)</text:p>
        </text:list-item>
        <text:list-item>
          <text:p text:style-name="P41">@_sys (システムが書き込む領域)</text:p>
        </text:list-item>
        <text:list-item>
          <text:p text:style-name="P41">@configs (設定ファイル格納ディレクトリ)</text:p>
        </text:list-item>
        <text:list-item>
          <text:p text:style-name="P43">mainconf.ini (PxFWのメインコンフィグ)</text:p>
        </text:list-item>
        <text:list-item>
          <text:p text:style-name="P43">sitemap_definition.csv (サイトマップ定義設定)</text:p>
        </text:list-item>
        <text:list-item>
          <text:p text:style-name="P41">@sitemaps (サイトマップCSV格納ディレクトリ)</text:p>
        </text:list-item>
        <text:list-item>
          <text:p text:style-name="P41">@datas (データ格納ディレクトリ)</text:p>
        </text:list-item>
        <text:list-item>
          <text:p text:style-name="P41">@libs (ライブラリ格納ディレクトリ)</text:p>
        </text:list-item>
        <text:list-item>
          <text:p text:style-name="P41">@themes (テーマコレクション格納ディレクトリ)</text:p>
        </text:list-item>
        <text:list-item>
          <text:p text:style-name="P14">@_caches (公開キャッシュディレクトリ)</text:p>
        </text:list-item>
        <text:list-item>
          <text:p text:style-name="P41">@_contents (コンテンツに由来するキャッシュ)</text:p>
        </text:list-item>
        <text:list-item>
          <text:p text:style-name="P41">@_themes (テーマに由来するキャッシュ)</text:p>
        </text:list-item>
        <text:list-item>
          <text:p text:style-name="P14">@common</text:p>
        </text:list-item>
        <text:list-item>
          <text:p text:style-name="P41">@css</text:p>
        </text:list-item>
        <text:list-item>
          <text:p text:style-name="P41">@img</text:p>
        </text:list-item>
        <text:list-item>
          <text:p text:style-name="P41">@js</text:p>
        </text:list-item>
        <text:list-item>
          <text:p text:style-name="P41">@inc</text:p>
        </text:list-item>
        <text:list-item>
          <text:p text:style-name="P14">.htaccess (mod_rewrite設定、など)</text:p>
        </text:list-item>
        <text:list-item>
          <text:p text:style-name="P14">_px_execute.php (Pickles Frameworkの実行ファイル)</text:p>
        </text:list-item>
        <text:list-item>
          <text:p text:style-name="P14"><text:soft-page-break/>index.html (トップページのコンテンツ)</text:p>
        </text:list-item>
      </text:list>
      <text:p text:style-name="Text_20_body"/>
      <text:p text:style-name="Text_20_body"/>
      <text:p text:style-name="P8"/>
      <text:h text:style-name="P44"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42207093" text:style-name="L7">
        <text:list-item>
          <text:p text:style-name="P15"><text:span text:style-name="T3">文字エンコード</text:span><text:line-break/>UTF-8</text:p>
        </text:list-item>
        <text:list-item>
          <text:p text:style-name="P15"><text:span text:style-name="T3">区切り文字</text:span><text:line-break/>, (カンマ)</text:p>
        </text:list-item>
        <text:list-item>
          <text:p text:style-name="P15"><text:span text:style-name="T3">値を囲む</text:span><text:line-break/>“ (ダブルクオート)</text:p>
        </text:list-item>
        <text:list-item>
          <text:p text:style-name="P15"><text:span text:style-name="T3">エスケープ</text:span><text:line-break/>““ (ダブルクオートを重ねる)</text:p>
        </text:list-item>
        <text:list-item>
          <text:p text:style-name="P15"><text:span text:style-name="T3">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します。</text:p>
      <text:p text:style-name="P2"/>
      <text:list xml:id="list42188752" text:style-name="L8">
        <text:list-item>
          <text:p text:style-name="P16">./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サイトマップCSVの定義</text:h>
      <text:p text:style-name="P2">サイトマップCSVの定義は、設定ファイルによって定義されています。設定ファイルの設置場所は下記の通り。</text:p>
      <text:p text:style-name="P2"/>
      <text:list xml:id="list42218652" text:style-name="L9">
        <text:list-item>
          <text:p text:style-name="P17">./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1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ます。ただし、次の項目は必須項目であり、必ず含めなければなりません。</text:p>
      <text:p text:style-name="P2"/>
      <text:list xml:id="list42202924" text:style-name="L10">
        <text:list-item>
          <text:p text:style-name="P18">path</text:p>
        </text:list-item>
        <text:list-item>
          <text:p text:style-name="P18">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ます。</text:p>
      <text:p text:style-name="P2"/>
      <text:p text:style-name="P2">また、次の例のように、{*a}を使うこともできます。</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る。</text:p>
      <text:list xml:id="list42212829" text:style-name="L11">
        <text:list-item>
          <text:p text:style-name="P19">{$a}を取得する ⇒ $px-&gt;req()-&gt;get_path_param('a')</text:p>
        </text:list-item>
        <text:list-item>
          <text:p text:style-name="P19">{$b}を取得する ⇒ $px-&gt;req()-&gt;get_path_param('b')</text:p>
        </text:list-item>
        <text:list-item>
          <text:p text:style-name="P19">{$}を取得する ⇒ $px-&gt;req()-&gt;get_path_param('')</text:p>
        </text:list-item>
        <text:list-item>
          <text:p text:style-name="P19">{*a}を取得する ⇒ $px-&gt;req()-&gt;get_path_param('a')</text:p>
        </text:list-item>
        <text:list-item>
          <text:p text:style-name="P19">{*}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5"/>
      <text:p text:style-name="P4"/>
      <text:h text:style-name="P4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4"/>
      <text:p text:style-name="P4"/>
      <text:p text:style-name="P8"/>
      <text:h text:style-name="P44"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text:soft-page-break/>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8"/>
      <text:h text:style-name="P44"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2">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text:soft-page-break/>ます。</text:p>
      <text:p text:style-name="P2"/>
      <text:h text:style-name="Heading_20_2" text:outline-level="2">テーマの格納ディレクトリ</text:h>
      <text:p text:style-name="P2">テーマは、次のディレクトリに格納されます。</text:p>
      <text:p text:style-name="P2"/>
      <text:list xml:id="list42216815" text:style-name="L12">
        <text:list-item>
          <text:p text:style-name="P20">./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text:soft-pag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text:soft-page-break/>?&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42191376" text:style-name="L13">
        <text:list-item>
          <text:p text:style-name="P21">ページ名を出力する<text:line-break/>&lt;title&gt;&lt;?php print t::h($page_info['title']); ?&gt; | サイト名&lt;/title&gt;</text:p>
        </text:list-item>
        <text:list-item>
          <text:p text:style-name="P21">ページ名(h1用)を出力する<text:line-break/>&lt;h1&gt;&lt;?php print t::h( $page_info['title_h1'] ); ?&gt;&lt;/h1&gt;</text:p>
        </text:list-item>
        <text:list-item>
          <text:p text:style-name="P21">メタタグ descriptionを出力する<text:line-break/>&lt;meta name="description" content="&lt;?php print t::h($page_info['description']); ?&gt;" /&gt;</text:p>
        </text:list-item>
        <text:list-item>
          <text:p text:style-name="P21">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42267311" text:continue-numbering="true" text:style-name="L13">
        <text:list-item>
          <text:p text:style-name="P21">コンフィグに設定されたサイト名を出力する<text:line-break/>&lt;title&gt;&lt;?php print t::h($px-&gt;get_conf('project.name')); ?&gt;&lt;/title&gt;</text:p>
        </text:list-item>
        <text:list-item>
          <text:p text:style-name="P21">パン屑を出力する<text:line-break/><text:soft-pag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する。</text:p>
      <text:p text:style-name="P2"/>
      <text:p text:style-name="P2">finalizer には、共通加工用とテーマ個別加工用の2種類があり、それぞれ次の場所におかれている。</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す。先にテーマ個別加工用、次いで共通加工用の順で実行される。</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42192813" text:style-name="L14">
        <text:list-item>
          <text:p text:style-name="P22">Pickles Frameworkの任意のパスに、URLパラメータ ?PX=publish.run を付加してアクセスする。</text:p>
        </text:list-item>
        <text:list-item>
          <text:p text:style-name="P22">パブリッシュを実行する画面が表示されるので、終了するまで待つ。</text:p>
        </text:list-item>
        <text:list-item>
          <text:p text:style-name="P22">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する。</text:p>
      <text:p text:style-name="P2"/>
      <text:list xml:id="list42218510" text:style-name="L15">
        <text:list-item>
          <text:p text:style-name="P31">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text:soft-page-break/></text:p>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ます。</text:p>
      <text:p text:style-name="P2"/>
      <text:list xml:id="list42192957" text:style-name="L16">
        <text:list-item>
          <text:p text:style-name="P23"><text:soft-page-break/>$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7" text:outline-level="3">project</text:h>
      <text:list xml:id="list42198256" text:style-name="L17">
        <text:list-item>
          <text:p text:style-name="P32"><text:span text:style-name="T6">id<text:line-break/></text:span><text:span text:style-name="T8">プロジェクトのID</text:span></text:p>
        </text:list-item>
        <text:list-item>
          <text:p text:style-name="P32"><text:span text:style-name="T6">name<text:line-break/></text:span><text:span text:style-name="T10">プロジェクトの名前。サイト名</text:span></text:p>
        </text:list-item>
        <text:list-item>
          <text:p text:style-name="P33">path_top<text:line-break/>トップページのパス</text:p>
        </text:list-item>
        <text:list-item>
          <text:p text:style-name="P32"><text:span text:style-name="T6">auth_type<text:line-break/></text:span><text:span text:style-name="T8">認証の種類(basic|digest)</text:span></text:p>
        </text:list-item>
        <text:list-item>
          <text:p text:style-name="P32"><text:span text:style-name="T6">auth_name<text:line-break/></text:span><text:span text:style-name="T8">認証ID</text:span></text:p>
        </text:list-item>
        <text:list-item>
          <text:p text:style-name="P32"><text:span text:style-name="T6">auth_password<text:line-break/></text:span><text:soft-page-break/><text:span text:style-name="T10">認証パスワード</text:span></text:p>
        </text:list-item>
      </text:list>
      <text:p text:style-name="P3"/>
      <text:h text:style-name="P47" text:outline-level="3">paths</text:h>
      <text:p text:style-name="P3"/>
      <text:list xml:id="list42195844" text:style-name="L18">
        <text:list-item>
          <text:p text:style-name="P34"><text:span text:style-name="T6">px_dir<text:line-break/></text:span><text:span text:style-name="T9">Pickles Framework</text:span><text:span text:style-name="T8"> ディレクトリのパス</text:span></text:p>
        </text:list-item>
        <text:list-item>
          <text:p text:style-name="P34"><text:span text:style-name="T6">access_log<text:line-break/></text:span><text:span text:style-name="T10">アクセスログの出力先ファイルパス</text:span></text:p>
        </text:list-item>
        <text:list-item>
          <text:p text:style-name="P34"><text:span text:style-name="T6">error_log<text:line-break/></text:span><text:span text:style-name="T10">エラーログの出力先ファイルパス</text:span></text:p>
        </text:list-item>
      </text:list>
      <text:p text:style-name="P3"/>
      <text:h text:style-name="P47" text:outline-level="3">db<text:span text:style-name="T1">m</text:span>s</text:h>
      <text:p text:style-name="P3"/>
      <text:list xml:id="list42190972" text:style-name="L19">
        <text:list-item>
          <text:p text:style-name="P35"><text:span text:style-name="T11">dbms<text:line-break/></text:span><text:span text:style-name="T2">RDBMSの種類。mysql|postgresql|sqlite</text:span></text:p>
        </text:list-item>
        <text:list-item>
          <text:p text:style-name="P35"><text:span text:style-name="T11">host<text:line-break/>接続先</text:span><text:span text:style-name="T2">ホスト名</text:span></text:p>
        </text:list-item>
        <text:list-item>
          <text:p text:style-name="P35"><text:span text:style-name="T11">port<text:line-break/>接続先</text:span><text:span text:style-name="T2">ポート番号</text:span></text:p>
        </text:list-item>
        <text:list-item>
          <text:p text:style-name="P35"><text:span text:style-name="T11">database_name<text:line-break/></text:span><text:span text:style-name="T2">データベース名。(sqliteの場合はDBファイルのパス)</text:span></text:p>
        </text:list-item>
        <text:list-item>
          <text:p text:style-name="P35"><text:span text:style-name="T11">user<text:line-break/></text:span><text:span text:style-name="T2">ユーザー名</text:span></text:p>
        </text:list-item>
        <text:list-item>
          <text:p text:style-name="P35"><text:span text:style-name="T11">password<text:line-break/></text:span><text:span text:style-name="T2">パスワード</text:span></text:p>
        </text:list-item>
        <text:list-item>
          <text:p text:style-name="P35"><text:span text:style-name="T11">charset<text:line-break/></text:span><text:soft-page-break/><text:span text:style-name="T2">文字セット</text:span></text:p>
        </text:list-item>
      </text:list>
      <text:p text:style-name="P3"/>
      <text:h text:style-name="P47" text:outline-level="3">publish</text:h>
      <text:p text:style-name="P3"/>
      <text:list xml:id="list42206079" text:style-name="L20">
        <text:list-item>
          <text:p text:style-name="P36"><text:span text:style-name="T11">path_publish_dir<text:line-break/></text:span><text:span text:style-name="T2">パブリッシュ先のディレクトリパス</text:span></text:p>
        </text:list-item>
        <text:list-item>
          <text:p text:style-name="P37">paths_ignore<text:line-break/>パブリッシュ対象外のパス(改行区切りで複数指定可)</text:p>
        </text:list-item>
      </text:list>
      <text:p text:style-name="P3"/>
      <text:h text:style-name="P47" text:outline-level="3">system</text:h>
      <text:p text:style-name="P3"/>
      <text:list xml:id="list42217700" text:style-name="L21">
        <text:list-item>
          <text:p text:style-name="P39"><text:span text:style-name="T11">allow_pxcommands<text:line-break/>PX</text:span><text:span text:style-name="T2">コマンドの実行を許可するフラグ</text:span></text:p>
        </text:list-item>
        <text:list-item>
          <text:p text:style-name="P39"><text:span text:style-name="T11">session_name<text:line-break/></text:span><text:span text:style-name="T2">セッション名</text:span></text:p>
        </text:list-item>
        <text:list-item>
          <text:p text:style-name="P38">filesystem_encoding<text:line-break/>ファイルシステムの文字エンコーディング(ファイル名などに適用)</text:p>
        </text:list-item>
        <text:list-item>
          <text:p text:style-name="P38">output_encoding<text:line-break/>出力コンテンツの文字エンコーディング</text:p>
        </text:list-item>
        <text:list-item>
          <text:p text:style-name="P38">output_eof_coding<text:line-break/>出力コンテンツの改行コード</text:p>
        </text:list-item>
      </text:list>
      <text:p text:style-name="P6"/>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る。</text:p>
      <text:p text:style-name="P2"/>
      <text:list xml:id="list42213595" text:style-name="L22">
        <text:list-item>
          <text:p text:style-name="P24">MySQL</text:p>
        </text:list-item>
        <text:list-item>
          <text:p text:style-name="P24">PostgreSQL</text:p>
        </text:list-item>
        <text:list-item>
          <text:p text:style-name="P24">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45"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7"/>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42200628" text:style-name="L23">
        <text:list-item>
          <text:p text:style-name="P25">api<text:line-break/>外部のアプリケーションと通信するためのAPIを提供する。</text:p>
        </text:list-item>
        <text:list-item>
          <text:p text:style-name="P25">clearcache<text:line-break/>Pickles Framework が作成するキャッシュファイルをクリアする。</text:p>
        </text:list-item>
        <text:list-item>
          <text:p text:style-name="P25">config<text:line-break/>Pickles Framework のコンフィグ内容を確認する。</text:p>
        </text:list-item>
        <text:list-item>
          <text:p text:style-name="P25">edit<text:line-break/>カレントページのコンテンツソースを直接編集する。</text:p>
        </text:list-item>
        <text:list-item>
          <text:p text:style-name="P25">fillcontents<text:line-break/>サイトマップに記載された content の情報を元に、未作成のコンテンツの空ファイルを作成する。</text:p>
        </text:list-item>
        <text:list-item>
          <text:p text:style-name="P25">initialize<text:line-break/>データベースなど初期構築を実行する。</text:p>
        </text:list-item>
        <text:list-item>
          <text:p text:style-name="P25"><text:soft-page-break/>pageinfo<text:line-break/>カレントページのページ情報を表示する。</text:p>
        </text:list-item>
        <text:list-item>
          <text:p text:style-name="P25">phpinfo<text:line-break/>phpinfo() を実行し、PHPの設定情報を確認する。</text:p>
        </text:list-item>
        <text:list-item>
          <text:p text:style-name="P25">publish<text:line-break/>静的なファイル群にパブリッシュする。</text:p>
        </text:list-item>
        <text:list-item>
          <text:p text:style-name="P25">rdb<text:line-break/>データベースの内容を閲覧・操作する。</text:p>
        </text:list-item>
        <text:list-item>
          <text:p text:style-name="P25">sitemap<text:line-break/>サイトマップを表示する。</text:p>
        </text:list-item>
        <text:list-item>
          <text:p text:style-name="P25">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text:soft-page-break/>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する。</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42196323" text:style-name="L24">
        <text:list-item>
          <text:p text:style-name="P26">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26">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26">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text:soft-page-break/>その他</text:h>
      <text:p text:style-name="P2">複数形のsを厳密に取り扱います。</text:p>
      <text:p text:style-name="P2"/>
      <text:h text:style-name="Heading_20_2" text:outline-level="2">予約語</text:h>
      <text:h text:style-name="Heading_20_3" text:outline-level="3">URIパラメータ</text:h>
      <text:list xml:id="list42188146" text:style-name="L25">
        <text:list-item>
          <text:p text:style-name="P27">ID<text:line-break/>ログインユーザーアカウント(IDではなく、アカウント名)</text:p>
        </text:list-item>
        <text:list-item>
          <text:p text:style-name="P27">PW<text:line-break/>ログインユーザーパスワード</text:p>
        </text:list-item>
        <text:list-item>
          <text:p text:style-name="P27">PX<text:line-break/>PXコマンド</text:p>
        </text:list-item>
        <text:list-item>
          <text:p text:style-name="P27">THEME<text:line-break/>テーマID</text:p>
        </text:list-item>
      </text:list>
      <text:h text:style-name="Heading_20_3" text:outline-level="3">クッキー</text:h>
      <text:list xml:id="list42187505" text:style-name="L26">
        <text:list-item>
          <text:p text:style-name="P28">CCUA<text:line-break/>クッキーが利用可能であることを確認するために使用する値</text:p>
        </text:list-item>
        <text:list-item>
          <text:p text:style-name="P28">PXSID<text:line-break/>セッションキー(メインコンフィグ system.session_name で設定可能)</text:p>
        </text:list-item>
      </text:list>
      <text:p text:style-name="P2"/>
      <text:h text:style-name="Heading_20_3" text:outline-level="3">セッション</text:h>
      <text:list xml:id="list42219041" text:style-name="L27">
        <text:list-item>
          <text:p text:style-name="P29">USER_ID<text:line-break/>ログインユーザID(user_accountではない)</text:p>
        </text:list-item>
        <text:list-item>
          <text:p text:style-name="P29">USER_EXPIRE<text:line-break/><text:soft-page-break/>ログイン状態の有効期限時刻のUNIXタイムスタンプ。</text:p>
        </text:list-item>
        <text:list-item>
          <text:p text:style-name="P29">FILE<text:line-break/>アップロードファイルの一時保存領域。保存名をキーとする連想配列の形式で保持。</text:p>
        </text:list-item>
      </text:list>
      <text:p text:style-name="P2"/>
      <text:h text:style-name="Heading_20_3" text:outline-level="3">HTTPレスポンスヘッダー</text:h>
      <text:list xml:id="list42189689" text:style-name="L28">
        <text:list-item>
          <text:p text:style-name="P30">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text:page-number><text:span text:style-name="MT1">/</text:span><text:span text:style-name="MT1"><text:page-count>3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12-31T22:12:23.72</dc:date>
    <dc:creator>Koyanagi Tomoya</dc:creator>
    <meta:editing-duration>PT24H04M18S</meta:editing-duration>
    <meta:editing-cycles>231</meta:editing-cycles>
    <meta:generator>OpenOffice.org/3.2$Win32 OpenOffice.org_project/320m18$Build-9502</meta:generator>
    <dc:title>Pickles Framework 1.x サイト構築管理マニュアル</dc:title>
    <meta:document-statistic meta:table-count="0" meta:image-count="0" meta:object-count="5" meta:page-count="37" meta:paragraph-count="405" meta:word-count="4352" meta:character-count="121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3">
          <table:table-cell office:value-type="string">
            <text:p>auth_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9">2012/12/19</text:date>, <text:time>12:28:2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メイリオ" svg:font-family="メイリオ" style:font-family-generic="moder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1">2012/12/31</text:date>, <text:time>22:12: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